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in" fo:margin-left="0.5in" table:align="left"/>
    </style:style>
    <style:style style:name="Table1.A" style:family="table-column">
      <style:table-column-properties style:column-width="2.2063in"/>
    </style:style>
    <style:style style:name="Table1.B" style:family="table-column">
      <style:table-column-properties style:column-width="0.7951in"/>
    </style:style>
    <style:style style:name="Table1.C" style:family="table-column">
      <style:table-column-properties style:column-width="0.7639in"/>
    </style:style>
    <style:style style:name="Table1.D" style:family="table-column">
      <style:table-column-properties style:column-width="1.1188in"/>
    </style:style>
    <style:style style:name="Table1.E" style:family="table-column">
      <style:table-column-properties style:column-width="2.91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" fo:font-size="12pt" officeooo:rsid="00425ae3" officeooo:paragraph-rsid="003792e8" style:font-size-asian="12pt" style:font-size-complex="12pt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425ae3" officeooo:paragraph-rsid="00425ae3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48ef34" officeooo:paragraph-rsid="0048ef34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5bec85" officeooo:paragraph-rsid="005bec85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normal" officeooo:rsid="005bec85" officeooo:paragraph-rsid="005bec8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fo:font-size="12pt" fo:font-weight="bold" officeooo:rsid="004af2ec" officeooo:paragraph-rsid="00433467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weight="bold" officeooo:paragraph-rsid="005bec8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9eb27"/>
    </style:style>
    <style:style style:name="P10" style:family="paragraph" style:parent-style-name="Table_20_Contents">
      <style:text-properties style:font-name="DejaVu Sans Condensed"/>
    </style:style>
    <style:style style:name="P11" style:family="paragraph" style:parent-style-name="Table_20_Contents">
      <style:text-properties style:font-name="DejaVu Sans Condensed" officeooo:rsid="005bec85" officeooo:paragraph-rsid="005bec85"/>
    </style:style>
    <style:style style:name="P12" style:family="paragraph" style:parent-style-name="Table_20_Contents">
      <style:text-properties style:font-name="DejaVu Sans Condensed" fo:font-weight="bold" officeooo:rsid="005bec85" officeooo:paragraph-rsid="005bec85" style:font-weight-asian="bold" style:font-weight-complex="bold"/>
    </style:style>
    <style:style style:name="P13" style:family="paragraph" style:parent-style-name="Standard" style:list-style-name="L1">
      <style:text-properties officeooo:paragraph-rsid="00572429"/>
    </style:style>
    <style:style style:name="P14" style:family="paragraph" style:parent-style-name="Standard" style:list-style-name="L2">
      <style:text-properties style:font-name="DejaVu Sans Condensed" officeooo:paragraph-rsid="004af8a3"/>
    </style:style>
    <style:style style:name="P15" style:family="paragraph" style:parent-style-name="Standard" style:list-style-name="L3">
      <style:text-properties style:font-name="DejaVu Sans Condensed" officeooo:paragraph-rsid="004af8a3"/>
    </style:style>
    <style:style style:name="P16" style:family="paragraph" style:parent-style-name="Standard" style:list-style-name="L5">
      <style:text-properties style:font-name="DejaVu Sans Condensed" officeooo:paragraph-rsid="0048ef34"/>
    </style:style>
    <style:style style:name="P17" style:family="paragraph" style:parent-style-name="Standard" style:list-style-name="L4">
      <style:text-properties style:font-name="DejaVu Sans Condensed" officeooo:paragraph-rsid="005bec85"/>
    </style:style>
    <style:style style:name="P18" style:family="paragraph" style:parent-style-name="Standard" style:list-style-name="L4">
      <style:text-properties style:font-name="DejaVu Sans Condensed" officeooo:paragraph-rsid="004af8a3"/>
    </style:style>
    <style:style style:name="P19" style:family="paragraph" style:parent-style-name="Standard" style:list-style-name="L1">
      <style:text-properties style:text-line-through-style="none" style:text-line-through-type="none" style:font-name="DejaVu Sans Condensed" fo:font-size="12pt" officeooo:rsid="00425ae3" officeooo:paragraph-rsid="00425ae3" style:font-size-asian="12pt" style:font-size-complex="12pt"/>
    </style:style>
    <style:style style:name="P20" style:family="paragraph" style:parent-style-name="Standard" style:list-style-name="L4">
      <style:text-properties style:text-line-through-style="none" style:text-line-through-type="none" style:font-name="DejaVu Sans Condensed" fo:font-size="12pt" officeooo:rsid="00425ae3" officeooo:paragraph-rsid="0048ef34" style:font-size-asian="12pt" style:font-size-complex="12pt"/>
    </style:style>
    <style:style style:name="P21" style:family="paragraph" style:parent-style-name="Standard" style:list-style-name="L1">
      <style:text-properties style:text-line-through-style="none" style:text-line-through-type="none" style:font-name="DejaVu Sans Condensed" fo:font-size="12pt" officeooo:rsid="0047a3e7" officeooo:paragraph-rsid="0048ef34" style:font-size-asian="12pt" style:font-size-complex="12pt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" fo:font-size="12pt" officeooo:rsid="004af8a3" officeooo:paragraph-rsid="004af8a3" style:font-size-asian="12pt" style:font-size-complex="12pt"/>
    </style:style>
    <style:style style:name="P23" style:family="paragraph" style:parent-style-name="Standard" style:list-style-name="L1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24" style:family="paragraph" style:parent-style-name="Standard" style:list-style-name="L4">
      <style:text-properties style:text-line-through-style="none" style:text-line-through-type="none" style:font-name="DejaVu Sans Condensed" fo:font-size="12pt" officeooo:rsid="00433467" officeooo:paragraph-rsid="0048ef34" style:font-size-asian="12pt" style:font-size-complex="12pt"/>
    </style:style>
    <style:style style:name="P25" style:family="paragraph" style:parent-style-name="Standard" style:list-style-name="L6">
      <style:text-properties style:text-line-through-style="none" style:text-line-through-type="none" style:font-name="DejaVu Sans Condensed" fo:font-size="12pt" officeooo:rsid="00649c05" officeooo:paragraph-rsid="00649c05" style:font-size-asian="12pt" style:font-size-complex="12pt"/>
    </style:style>
    <style:style style:name="P26" style:family="paragraph" style:parent-style-name="Standard">
      <style:text-properties officeooo:paragraph-rsid="005bec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ef34" style:font-weight-asian="bold" style:font-weight-complex="bold"/>
    </style:style>
    <style:style style:name="T3" style:family="text">
      <style:text-properties fo:font-weight="bold" officeooo:rsid="00572429" style:font-weight-asian="bold" style:font-weight-complex="bold"/>
    </style:style>
    <style:style style:name="T4" style:family="text">
      <style:text-properties fo:font-weight="bold" officeooo:rsid="005bec85" style:font-weight-asian="bold" style:font-weight-complex="bold"/>
    </style:style>
    <style:style style:name="T5" style:family="text">
      <style:text-properties fo:font-weight="bold" officeooo:rsid="005d35fc" style:font-weight-asian="bold" style:font-weight-complex="bold"/>
    </style:style>
    <style:style style:name="T6" style:family="text">
      <style:text-properties fo:font-weight="bold" officeooo:rsid="005e961e" style:font-weight-asian="bold" style:font-weight-complex="bold"/>
    </style:style>
    <style:style style:name="T7" style:family="text">
      <style:text-properties style:text-line-through-style="none" style:text-line-through-type="none" fo:font-size="12pt" style:font-size-asian="12pt" style:font-size-complex="12pt"/>
    </style:style>
    <style:style style:name="T8" style:family="text">
      <style:text-properties style:text-line-through-style="none" style:text-line-through-type="none" fo:font-size="12pt" officeooo:rsid="00425ae3" style:font-size-asian="12pt" style:font-size-complex="12pt"/>
    </style:style>
    <style:style style:name="T9" style:family="text">
      <style:text-properties style:text-line-through-style="none" style:text-line-through-type="none" fo:font-size="12pt" officeooo:rsid="0048ef34" style:font-size-asian="12pt" style:font-size-complex="12pt"/>
    </style:style>
    <style:style style:name="T10" style:family="text">
      <style:text-properties style:text-line-through-style="none" style:text-line-through-type="none" fo:font-size="12pt" officeooo:rsid="004af8a3" style:font-size-asian="12pt" style:font-size-complex="12pt"/>
    </style:style>
    <style:style style:name="T11" style:family="text">
      <style:text-properties style:text-line-through-style="none" style:text-line-through-type="none" fo:font-size="12pt" officeooo:rsid="005588a8" style:font-size-asian="12pt" style:font-size-complex="12pt"/>
    </style:style>
    <style:style style:name="T12" style:family="text">
      <style:text-properties style:text-line-through-style="none" style:text-line-through-type="none" fo:font-size="12pt" officeooo:rsid="005636fa" style:font-size-asian="12pt" style:font-size-complex="12pt"/>
    </style:style>
    <style:style style:name="T13" style:family="text">
      <style:text-properties style:text-line-through-style="none" style:text-line-through-type="none" fo:font-size="12pt" officeooo:rsid="005bec85" style:font-size-asian="12pt" style:font-size-complex="12pt"/>
    </style:style>
    <style:style style:name="T14" style:family="text">
      <style:text-properties style:text-line-through-style="none" style:text-line-through-type="none" fo:font-size="12pt" fo:font-weight="bold" officeooo:rsid="004af8a3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425ae3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48ef34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normal" officeooo:rsid="0048ef34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425ae3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officeooo:rsid="0048ef34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425ae3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25ae3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8ef34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3346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72429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d35fc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589c98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6312ee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636831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461191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5bec85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649c05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572429" style:font-size-asian="12pt" style:font-weight-asian="normal" style:font-size-complex="12pt" style:font-weight-complex="normal"/>
    </style:style>
    <style:style style:name="T36" style:family="text">
      <style:text-properties officeooo:rsid="00433467"/>
    </style:style>
    <style:style style:name="T37" style:family="text">
      <style:text-properties officeooo:rsid="0048ef34"/>
    </style:style>
    <style:style style:name="T38" style:family="text">
      <style:text-properties officeooo:rsid="00530692"/>
    </style:style>
    <style:style style:name="T39" style:family="text">
      <style:text-properties officeooo:rsid="00553e94"/>
    </style:style>
    <style:style style:name="T40" style:family="text">
      <style:text-properties officeooo:rsid="005588a8"/>
    </style:style>
    <style:style style:name="T41" style:family="text">
      <style:text-properties officeooo:rsid="00572429"/>
    </style:style>
    <style:style style:name="T42" style:family="text">
      <style:text-properties officeooo:rsid="005b3f75"/>
    </style:style>
    <style:style style:name="T43" style:family="text">
      <style:text-properties officeooo:rsid="005bec85"/>
    </style:style>
    <style:style style:name="T44" style:family="text">
      <style:text-properties officeooo:rsid="00649c05"/>
    </style:style>
    <style:style style:name="T4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6">5</text:span><text:span text:style-name="T27">0</text:span><text:span text:style-name="T28">3</text:span><text:span text:style-name="T29"> - </text:span><text:span text:style-name="T30">A/G</text:span><text:span text:style-name="T31"> - </text:span><text:span text:style-name="T32">30 mm Cannon, Rockets</text:span></text:p>
      <text:p text:style-name="P2"/>
      <text:p text:style-name="P3"><text:span text:style-name="T36">MG-30 (</text:span>GSh-30K<text:span text:style-name="T36">) -- fixed 30 mm cannon </text:span><text:span text:style-name="T39">with 260 rounds</text:span></text:p>
      <text:list xml:id="list2515731625" text:style-name="L1">
        <text:list-item>
          <text:p text:style-name="P13"><text:span text:style-name="T22">Select Weapon</text:span><text:span text:style-name="T20"> knob ... </text:span><text:span text:style-name="T23">F</text:span><text:span text:style-name="T21">XD MG-30 </text:span><text:span text:style-name="T35">(</text:span><text:span text:style-name="T24">Gray Reset Hat </text:span><text:span text:style-name="T25">back</text:span><text:span text:style-name="T35">)</text:span><text:span text:style-name="T20"> </text:span><text:span text:style-name="T19">(center console)</text:span></text:p>
        </text:list-item>
      </text:list>
      <text:list xml:id="list4236479099" text:style-name="L2">
        <text:list-item>
          <text:list>
            <text:list-item>
              <text:p text:style-name="P14"><text:span text:style-name="T9">"</text:span><text:span text:style-name="T16">30</text:span><text:span text:style-name="T9">" should light up below gunsight.</text:span></text:p>
            </text:list-item>
          </text:list>
        </text:list-item>
      </text:list>
      <text:list xml:id="list135652543294078" text:continue-list="list2515731625" text:style-name="L1">
        <text:list-item>
          <text:p text:style-name="P19"><text:span text:style-name="T2">"</text:span><text:span text:style-name="T1">MG BURST</text:span><text:span text:style-name="T2">" Burst Length</text:span> switch ... <text:span text:style-name="T1">As desired</text:span> (SHORT/LONG/MEDIUM) <text:span text:style-name="T37">(center console)</text:span></text:p>
        </text:list-item>
        <text:list-item>
          <text:p text:style-name="P21"><text:span text:style-name="T1">"MG RATE" Cannon fire rate SLOW/FAST</text:span> switch ... <text:span text:style-name="T2">As desired</text:span> <text:span text:style-name="T37">(INCR/DECREASE, </text:span><text:span text:style-name="T43">toggle with </text:span><text:span text:style-name="T5">Shift-</text:span><text:span text:style-name="T4">Gray Reset Hat back</text:span><text:span text:style-name="T37">) </text:span>(center console)</text:p>
        </text:list-item>
      </text:list>
      <text:list xml:id="list2536778003" text:style-name="L3">
        <text:list-item>
          <text:list>
            <text:list-item>
              <text:p text:style-name="P22">INCR (fast) is 2000-2600 rpm <text:span text:style-name="T40">(~6 seconds total firing time??)</text:span></text:p>
            </text:list-item>
            <text:list-item>
              <text:p text:style-name="P15"><text:span text:style-name="T10">DECREASE (slow) is 300-400 rpm </text:span><text:span text:style-name="T11">(~</text:span><text:span text:style-name="T12">45</text:span><text:span text:style-name="T11"> seconds total firing time??)</text:span></text:p>
            </text:list-item>
          </text:list>
        </text:list-item>
      </text:list>
      <text:list xml:id="list135653508681336" text:continue-list="list135652543294078" text:style-name="L1">
        <text:list-item>
          <text:p text:style-name="P23"><text:span text:style-name="T37">When in range, f</text:span>ire with <text:span text:style-name="T1">Trigger</text:span>.</text:p>
        </text:list-item>
      </text:list>
      <text:p text:style-name="P1"/>
      <text:p text:style-name="P4">Rockets</text:p>
      <text:list xml:id="list307118391" text:style-name="L6">
        <text:list-item>
          <text:p text:style-name="P25"><text:span text:style-name="T2">N</text:span><text:span text:style-name="T1">ote:</text:span><text:span text:style-name="T45"> Automatic gunsight CCIP pipper only works with S-5 and S-8 rockets, not with S-13 or S-24.</text:span></text:p>
        </text:list-item>
      </text:list>
      <text:list xml:id="list3667463450" text:style-name="L4">
        <text:list-item>
          <text:p text:style-name="P20"><text:span text:style-name="T2">Select Weapon</text:span><text:span text:style-name="T37"> </text:span>knob ... <text:span text:style-name="T2">ROCKET</text:span> <text:span text:style-name="T41">(</text:span><text:span text:style-name="T3">Gray Reset Hat </text:span><text:span text:style-name="T6">right</text:span><text:span text:style-name="T41">) </text:span><text:span text:style-name="T37">(center console)</text:span></text:p>
        </text:list-item>
      </text:list>
      <text:list xml:id="list219123157" text:style-name="L5">
        <text:list-item>
          <text:list>
            <text:list-item>
              <text:p text:style-name="P16"><text:span text:style-name="T8">"</text:span><text:span text:style-name="T16">RKT</text:span><text:span text:style-name="T8">" should light up below gunsight.</text:span></text:p>
            </text:list-item>
          </text:list>
        </text:list-item>
      </text:list>
      <text:list xml:id="list135652610438197" text:continue-list="list3667463450" text:style-name="L4">
        <text:list-item>
          <text:p text:style-name="P17"><text:span text:style-name="T16">"</text:span><text:span text:style-name="T15">MG BURST</text:span><text:span text:style-name="T16">" Burst Length</text:span><text:span text:style-name="T15"> switch ... As desired (SHORT/LONG/MEDIUM)</text:span><text:span text:style-name="T18"> </text:span><text:span text:style-name="T17">(center console)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538088300592">
          <table:table-cell table:style-name="Table1.A1" office:value-type="string">
            <text:p text:style-name="P12">Rocket</text:p>
          </table:table-cell>
          <table:table-cell table:style-name="Table1.A1" office:value-type="string">
            <text:p text:style-name="P12">Short</text:p>
          </table:table-cell>
          <table:table-cell table:style-name="Table1.A1" office:value-type="string">
            <text:p text:style-name="P12">Medium</text:p>
          </table:table-cell>
          <table:table-cell table:style-name="Table1.A1" office:value-type="string">
            <text:p text:style-name="P12">Long</text:p>
          </table:table-cell>
          <table:table-cell table:style-name="Table1.E1" office:value-type="string">
            <text:p text:style-name="P12">Notes</text:p>
          </table:table-cell>
        </table:table-row>
        <table:table-row table:style-name="TableLine2538141130224">
          <table:table-cell table:style-name="Table1.A2" office:value-type="string">
            <text:p text:style-name="P26"><text:span text:style-name="T22">S-</text:span><text:span text:style-name="T33">8 80mm and S-5 5</text:span><text:span text:style-name="T34">7</text:span><text:span text:style-name="T33">mm</text:span>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16</text:p>
          </table:table-cell>
          <table:table-cell table:style-name="Table1.E2" office:value-type="string">
            <text:p text:style-name="P11">Per pod</text:p>
          </table:table-cell>
        </table:table-row>
        <table:table-row table:style-name="TableLine2538141124512">
          <table:table-cell table:style-name="Table1.A2" office:value-type="string">
            <text:p text:style-name="P8"><text:span text:style-name="T9">S-</text:span><text:span text:style-name="T13">13 122mm</text:span>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5 (entire pod)</text:p>
          </table:table-cell>
          <table:table-cell table:style-name="Table1.E2" office:value-type="string">
            <text:p text:style-name="P11">Per pod</text:p>
          </table:table-cell>
        </table:table-row>
        <table:table-row table:style-name="TableLine2538141137840">
          <table:table-cell table:style-name="Table1.A2" office:value-type="string">
            <text:p text:style-name="P5">S-24 240mm</text:p>
          </table:table-cell>
          <table:table-cell table:style-name="Table1.A2" office:value-type="string">
            <text:p text:style-name="P11">1 (single)</text:p>
          </table:table-cell>
          <table:table-cell table:style-name="Table1.A2" office:value-type="string">
            <text:p text:style-name="P10">??</text:p>
          </table:table-cell>
          <table:table-cell table:style-name="Table1.A2" office:value-type="string">
            <text:p text:style-name="P11">2 (pair)</text:p>
          </table:table-cell>
          <table:table-cell table:style-name="Table1.E2" office:value-type="string">
            <text:p text:style-name="P6">Rockets fire in balanced pairs; if unsymmetrical, fires the single asymmetrical rocket, then prefers outer first, then inner</text:p>
          </table:table-cell>
        </table:table-row>
      </table:table>
      <text:list xml:id="list135652294658492" text:continue-numbering="true" text:style-name="L4">
        <text:list-item>
          <text:p text:style-name="P18"><text:span text:style-name="T14">ROCKET SIDES</text:span><text:span text:style-name="T10"> switch ... </text:span><text:span text:style-name="T14">As desired</text:span><text:span text:style-name="T10"> (LEFT/BOTH/RIGHT) (center console)</text:span></text:p>
        </text:list-item>
        <text:list-item>
          <text:p text:style-name="P24"><text:span text:style-name="T37">When in range, f</text:span>ire with <text:span text:style-name="T1">Trigger</text:span>. <text:s/><text:span text:style-name="T38">Rockets ripple </text:span><text:span text:style-name="T42">in bursts up to the burst length switch setting</text:span><text:span text:style-name="T38"> while Trigger is held.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27T13:56:51.222000000</dc:date>
    <meta:editing-duration>PT11H39M12S</meta:editing-duration>
    <meta:editing-cycles>67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36" meta:word-count="230" meta:character-count="1309" meta:non-whitespace-character-count="1127"/>
  </office:meta>
</office:document-meta>
</file>